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1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CAB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5 – SCBA READY FOR US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LOW BAND PORTABLE RADIO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UHF PORTABLE RADIO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POT LIGH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4 – STREAMLIGHT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BATTERIES UNDER SEAT (SECURELY MOUNTED AND CLEAN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CRANK CASE OIL AT PROPER LEVE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COOLANT LEVEL AT PROPER LEVE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TRANSMISSION OIL AT PROPER LEVE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ENGINE COMPARTMENT CLEAN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ODOMETER READING</text:p>
          </table:table-cell>
          <table:table-cell table:style-name="Default" office:value-type="string" calcext:value-type="string" table:number-columns-spanned="2" table:number-rows-spanned="1">
            <text:p>_______________________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ENGINE HOURS READING</text:p>
          </table:table-cell>
          <table:table-cell table:style-name="Default" office:value-type="string" calcext:value-type="string" table:number-columns-spanned="2" table:number-rows-spanned="1">
            <text:p>___________________HRS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ALL GAUGES ARE IN WORKING ORD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ENGINE IDLED AT</text:p>
          </table:table-cell>
          <table:table-cell table:style-name="Default" office:value-type="string" calcext:value-type="string" table:number-columns-spanned="2" table:number-rows-spanned="1">
            <text:p>__________________ RPM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BATTERY GAUGE READING</text:p>
          </table:table-cell>
          <table:table-cell table:style-name="Default" office:value-type="string" calcext:value-type="string" table:number-columns-spanned="2" table:number-rows-spanned="1">
            <text:p>_______________________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ENGINE TEMPERATURE AFTER 10 MINUTES</text:p>
          </table:table-cell>
          <table:table-cell table:style-name="Default" office:value-type="string" calcext:value-type="string" table:number-columns-spanned="2" table:number-rows-spanned="1">
            <text:p>_______________________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OIL PRESSURE READING</text:p>
          </table:table-cell>
          <table:table-cell table:style-name="Default" office:value-type="string" calcext:value-type="string" table:number-columns-spanned="2" table:number-rows-spanned="1">
            <text:p>_______________________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AIR PRESSURE READING</text:p>
          </table:table-cell>
          <table:table-cell table:style-name="Default" office:value-type="string" calcext:value-type="string" table:number-columns-spanned="2" table:number-rows-spanned="1">
            <text:p>_______________________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LOW AIR ALARM SOUNDS AT</text:p>
          </table:table-cell>
          <table:table-cell table:style-name="Default" office:value-type="string" calcext:value-type="string" table:number-columns-spanned="2" table:number-rows-spanned="1">
            <text:p>_______________________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FUEL TANK IS FUL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FAST IDLE WORKIN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TEST ON SPOT CHAIN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WINDSHIELD WIPERS WORKING AND IN GOOD CONDITION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WASHER FLUID FUL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WINDOWS AND MIRRORS ARE CLEAN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ELECTRIC MIRRORS AND HEATERS WORK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HORNS AND SIRENS WORK PROPERLY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HEADLIGHTS WORKING (HIGH AND LOW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RUNNING LIGHTS WORKIN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EMERGENCY LIGHTS WORKIN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DIRECTIONAL LIGHTS AND 4-WAY FLASHERS ARE WORKIN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BRAKE LIGHTS WORKIN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REVERSE LIGHTS WORKIN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GROUND LIGHTS WORKIN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TEP LIGHTS WORKIN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PUMP PANEL LIGHTS WORKIN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COMPARTMENT LIGHTS WORKIN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ARROW BOARD WORKING (LEFT / RIGHT / FLASH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BATTERY CHARGER IS WORKIN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TIRE PRESSURES OK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<text:s/>- FRONT</text:p>
          </table:table-cell>
          <table:table-cell table:style-name="Default" office:value-type="string" calcext:value-type="string">
            <text:p>L __________</text:p>
          </table:table-cell>
          <table:table-cell table:style-name="Default" office:value-type="string" calcext:value-type="string">
            <text:p>R__________</text:p>
          </table:table-cell>
        </table:table-row>
        <table:table-row table:style-name="ro1">
          <table:table-cell office:value-type="string" calcext:value-type="string">
            <text:p>- REAR INSIDE DUAL</text:p>
          </table:table-cell>
          <table:table-cell table:style-name="Default" office:value-type="string" calcext:value-type="string">
            <text:p>L __________</text:p>
          </table:table-cell>
          <table:table-cell table:style-name="Default" office:value-type="string" calcext:value-type="string">
            <text:p>R__________</text:p>
          </table:table-cell>
        </table:table-row>
        <table:table-row table:style-name="ro1">
          <table:table-cell office:value-type="string" calcext:value-type="string">
            <text:p>- REAR OUTSIDE DUAL</text:p>
          </table:table-cell>
          <table:table-cell table:style-name="Default" office:value-type="string" calcext:value-type="string">
            <text:p>L __________</text:p>
          </table:table-cell>
          <table:table-cell table:style-name="Default" office:value-type="string" calcext:value-type="string">
            <text:p>R__________</text:p>
          </table:table-cell>
        </table:table-row>
        <table:table-row table:style-name="ro1" table:number-rows-repeated="3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IRE PUMP PANEL AND PUMP AREA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FLOATING STRAIN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DECK GUN WITH EXTENSION TUBE AND TFT TIP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DECK GUN TIP STACK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JET SIPHON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WORK INTAKE RELIEF VALV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UCTION AND DISCHARGE CAPS OPERATE FREELY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PRIMER OIL AT PROPER LEVE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ENGAGE PUMP AND CIRCULATE WAT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WORK PRIMER AND RECHECK PRIMER OI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IRST COMPARTMENT DRIVERS SIDE BOTTOM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HYDRANT WRENCH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VARIOUS NOZZL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FDC KEY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MALLE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1/2” AIR LINE ADAPT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VARIOUS ADAPTERS AND APPLIANC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IRST COMPARTMENT DRIVERS SIDE TOP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LIGHT TOWER CONTROL BOX (TEST LIGHT TOWER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DRINKING WAT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HOSE STRAP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FIRE LINE TAP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SECOND COMPARTMENT DRIVERS SIDE TOP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OOL BOX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MEDICAL KIT (CHECK O2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2 ROAD CON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UTILITY ROP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SCBA TUBE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3 – 4500 PSI SPARE CYLINDE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THIRD COMPARTMENT DRIVERS SIDE TOP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PEEDY – DRY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TRIANGLES AND FLAR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LEAK KIT (WOOD PLUGS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SECOND COMPARTMENT DRIVERS SIDE BOTTOM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FLOATING PUMP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5:1 GAS CAN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TIHL CHAINSAW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 table:number-rows-repeated="4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BACK COMPARTMEN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FORESTRY ADAPTE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WET WATER UNIT WITH CARTRIDG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– BAGS FORESTRY HOSE WITH CLAMP AND NOZZL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HYDRANT BOX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PIKE POLE COMPARTMEN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8’ PIKE POL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0’ PIKE POL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2’ PIKE POL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BOSTON HOOK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HOSE HOOK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LADDER COMPARTMEN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4’ EXTENSION LADD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4’ ROOF LADD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0’ FOLDING ATTIC LADD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HOSE BED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1 3/4” PRECONNECTED LINE</text:p>
          </table:table-cell>
          <table:table-cell table:style-name="Default" office:value-type="string" calcext:value-type="string" table:number-columns-spanned="2" table:number-rows-spanned="1">
            <text:p>__________________ FT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2 1/2” PRECONNECTED LINE </text:p>
          </table:table-cell>
          <table:table-cell table:style-name="Default" office:value-type="string" calcext:value-type="string" table:number-columns-spanned="2" table:number-rows-spanned="1">
            <text:p>__________________ FT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5” LDH SUPPLY LINE</text:p>
          </table:table-cell>
          <table:table-cell table:style-name="Default" office:value-type="string" calcext:value-type="string" table:number-columns-spanned="2" table:number-rows-spanned="1">
            <text:p>__________________ FT</text:p>
          </table:table-cell>
          <table:covered-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IRST COMPARTMENT PASSENGER <text:s/>SID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FOAM NOZZLE (ROCKWOOD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FOAM NOZZLE (PLATYPUS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BOLT CUTTE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20 GPM FOAM EDUC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60 GPM FOAM EDUC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FOAM WRENCH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5 GALLONS AFFF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5 GALLONS ATC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– 6” x 8’ SOFT SLEEVE SUCTION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– 5” x 25’ FILL LIN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– 5” x 50’ FILL LIN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– 2 1/2” x 25’ FILL LIN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– 2 1/2” x 50’ FILL LIN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 table:number-rows-repeated="10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SECOND COMPARTMENT PASSENGER SID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AYONE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MARRIED IRONS WITH STRAP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LEDGEHAMM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HALIGAN BA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3’ AND 4’ CLOSET HOOK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TNT TOO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PRY BA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PICK HEAD AX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50’ AIR LINE / REGULATO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SCBA TUBE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3 – 4500 PSI SPARE CYLINDE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THIRD COMPARTMENT PASSENGER SID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FIRE EXTINGUISHER CLASS – A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FIRE EXTINGUISHER CLASS – ABC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FIRE EXTINGUISHER CLASS – D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FIRE EXTINGUISHER CLASS – BC (CO2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MOKE EJECTO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CORD REE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4 – ELECTRICAL CORD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HAZMAT PAD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MOKE EJECTOR BRACKE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ALVAGE COVE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YELLOW RUNN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ELECTRICAL ADAPTER BOX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 INSPECTED</text:p>
          </table:table-cell>
          <table:table-cell table:style-name="Default" office:value-type="string" calcext:value-type="string">
            <text:p>_______________________</text:p>
          </table:table-cell>
          <table:table-cell table:style-name="Default"/>
        </table:table-row>
        <table:table-row table:style-name="ro1">
          <table:table-cell office:value-type="string" calcext:value-type="string">
            <text:p>PERSONNEL COMPLETING INSPECTION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 <text:s text:c="2"/>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 <text:s text:c="2"/>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 <text:s text:c="2"/>________________________________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OFFICER SIGNATURE __________________________________________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OMMENT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>
        <style:region-left>
          <text:p>Date __________</text:p>
        </style:region-left>
        <style:region-center>
          <text:p><text:span text:style-name="MT1">Dayville Fire Company</text:span></text:p>
          <text:p>Engine 163</text:p>
          <text:p/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>
        <style:region-right>
          <text:p>Officer: ________________________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4:27:24.346205159</meta:creation-date>
    <dc:date>2017-02-24T15:24:36.792183340</dc:date>
    <meta:editing-duration>PT30M</meta:editing-duration>
    <meta:editing-cycles>6</meta:editing-cycles>
    <meta:generator>LibreOffice/5.2.2.2$Linux_X86_64 LibreOffice_project/20m0$Build-2</meta:generator>
    <meta:print-date>2017-02-24T15:24:33.916804564</meta:print-date>
    <meta:document-statistic meta:table-count="1" meta:cell-count="391" meta:object-count="0"/>
  </office:meta>
</office:document-meta>
</file>